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Helvetica" svg:font-family="Helvetica"/>
    <style:font-face style:name="Times" svg:font-family="Times"/>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2.5in" fo:margin-right="0in" fo:text-indent="0in" style:auto-text-indent="false">
        <style:tab-stops/>
      </style:paragraph-properties>
    </style:style>
    <style:style style:name="P3" style:family="paragraph" style:parent-style-name="Text_20_body">
      <style:paragraph-properties fo:margin-left="2.5in" fo:margin-right="0in" fo:margin-top="0in" fo:margin-bottom="0in" fo:text-indent="0in" style:auto-text-indent="false">
        <style:tab-stops/>
      </style:paragraph-properties>
    </style:style>
    <style:style style:name="P4" style:family="paragraph" style:parent-style-name="Text_20_body">
      <style:paragraph-properties fo:margin-left="3.698in" fo:margin-right="0in" fo:text-indent="0in" style:auto-text-indent="false">
        <style:tab-stops/>
      </style:paragraph-properties>
      <style:text-properties fo:font-size="10pt" fo:font-style="italic" style:font-size-asian="10pt" style:font-style-asian="italic" style:font-size-complex="10pt" style:font-style-complex="italic"/>
    </style:style>
    <style:style style:name="P5" style:family="paragraph" style:parent-style-name="Text_20_body">
      <style:paragraph-properties fo:margin-left="3.698in" fo:margin-right="0in" fo:text-indent="0in" style:auto-text-indent="false">
        <style:tab-stops/>
      </style:paragraph-properties>
    </style:style>
    <style:style style:name="P6" style:family="paragraph" style:parent-style-name="Title">
      <style:paragraph-properties fo:margin-top="0in" fo:margin-bottom="0.1598in"/>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ize="10pt" fo:font-style="italic" style:font-size-asian="10pt" style:font-style-asian="italic" style:font-size-complex="10pt"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ublishing Agreement</text:p>
      <text:p text:style-name="Text_20_body">The following agreement is entered into between <text:span text:style-name="T1">Christian Far East Ministry</text:span> (hereinafter referred to as the “Publisher”) located at <text:span text:style-name="T1"><text:s/>Glendora, CA, U.S.A.</text:span> and the SIL International - MSEAG (hereinafter named the “Author”) located at <text:span text:style-name="T2">Chiang Mai, Thailand</text:span>. </text:p>
      <text:p text:style-name="Text_20_body">Whereas, the Author has created the New Testament in the Kayah language, Latin script with Roman Catholic key terms to be used by the Karen people, (hereinafter referred to as “Works”), Whereas, the Publisher is familiar with the Works of the Author and wishes to publish said Works, Whereas, both parties wish to have said publications performed subject to the mutual obligations and conditions herein,</text:p>
      <text:p text:style-name="Text_20_body">Now therefore, in consideration of the foregoing obligations and conditions hereinafter set forth, the parties agree as follows.</text:p>
      <text:h text:style-name="Heading_20_3" text:outline-level="3">1. Grants of Rights</text:h>
      <text:p text:style-name="Text_20_body">The Author grants and transfers to the Publisher the unpublished Works along with certain limited rights as follows:</text:p>
      <text:p text:style-name="Text_20_body">To publish, distribute and sell the Works in the form of a book in Myanmar to meet the need of Scripture in the Karen Kayah Catholic Church of Myanmar and any other country where Kayah speaking Karen people can be found.</text:p>
      <text:h text:style-name="Heading_20_3" text:outline-level="3">2. Reservation of Rights</text:h>
      <text:p text:style-name="P1">The Author retains all rights not specifically granted to the Publisher. Such as the right of producing subsidiary publications (Bible stories, tracts, etc.), the right of recording, as well as the right of performing the Works.</text:p>
      <text:h text:style-name="Heading_20_3" text:outline-level="3">3. Copyrights</text:h>
      <text:p text:style-name="Text_20_body">When Works in which SIL holds original copyright are published, SIL shall grant to the Publisher only the right to publish, distribute, and sell the book. The Publisher may be allowed to put his own copyright notice in the Works, but it applies only to that physical expression of the material. SIL shall retain all other rights (such as the right to revise, the right to publish extracts in print and the right to publish the same information in other media).</text:p>
      <text:h text:style-name="Heading_20_3" text:outline-level="3">4. Distribution</text:h>
      <text:p text:style-name="Text_20_body">Distribution of the Works is not limited to print form but can be distributed electronically and can be reproduced by digital press at The Publisher’s discretion.</text:p>
      <text:h text:style-name="Heading_20_3" text:outline-level="3">5. Reprints</text:h>
      <text:p text:style-name="Text_20_body">Reprints may be requested by the Author in accordance with the “Memorandum of Understanding Between SIL International and The Publisher” and the SIL “Publication Guidelines.”</text:p>
      <text:h text:style-name="Heading_20_3" text:outline-level="3">6. Revisions</text:h>
      <text:p text:style-name="Text_20_body">The Author retains the right of revision. A revision may be initiated if there is an apparent need for correction/change to the Works and the Works are being extensively used by the language group. Cosmetic, superficial or formatting changes do not constitute a need for revision of the Works. The revised Works shall be first offered to the original Publisher for printing. If the Publisher declines to print the revised Works, the Author is free to seek another publisher.</text:p>
      <text:p text:style-name="Text_20_body">In Witness Whereof, the parties have signed this Agreement as of the date indicated below.</text:p>
      <text:p text:style-name="Text_20_body"/>
      <text:p text:style-name="P3">Author __________________________________ (signature)</text:p>
      <text:p text:style-name="P4">(name of entity Director)</text:p>
      <text:p text:style-name="P3">Publisher ________________________________ (signature)</text:p>
      <text:p text:style-name="P5"><text:s/><text:span text:style-name="T3">(name of the President)</text:span></text:p>
      <text:p text:style-name="P3"><text:s/></text:p>
      <text:p text:style-name="P2">Date 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Times" svg:font-family="Times"/>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in" fo:margin-right="0in" fo:margin-top="0in" fo:margin-bottom="0.0835in" fo:text-indent="0.25in" style:auto-text-indent="false"/>
      <style:text-properties style:font-name="Times New Roman" fo:font-size="10.5pt" style:font-size-asian="10.5pt" style:font-size-complex="10.5pt"/>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0799in" fo:margin-bottom="0.0402in"/>
      <style:text-properties fo:font-size="11pt" fo:font-weight="bold" style:font-size-asian="11pt" style:font-weight-asian="bold" style:font-size-complex="11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5in" fo:margin-bottom="0.7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Dennis Drescher</meta:initial-creator>
    <meta:creation-date>2008-01-14T08:14:51</meta:creation-date>
    <dc:date>2009-11-03T14:42:26</dc:date>
    <dc:language>en-US</dc:language>
    <meta:editing-cycles>6</meta:editing-cycles>
    <meta:editing-duration>PT01H47M07S</meta:editing-duration>
    <meta:document-statistic meta:table-count="0" meta:image-count="0" meta:object-count="0" meta:page-count="1" meta:paragraph-count="24" meta:word-count="480" meta:character-count="3021"/>
    <meta:user-defined meta:name="Info 1"/>
    <meta:user-defined meta:name="Info 2"/>
    <meta:user-defined meta:name="Info 3"/>
    <meta:user-defined meta:name="Info 4"/>
  </office:meta>
</office:document-meta>
</file>